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UILLENA VELA, JOSE ENRIQU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32141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634983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ILLENA VELA, JOSE ENRIQU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2141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6 349 8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53214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6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7177466</text:p>
          </table:table-cell>
          <table:table-cell table:style-name="Tabla2.D3" office:value-type="string">
            <text:p text:style-name="P23">16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10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